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4.63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63cm"/>
        </style:tab-stops>
      </style:paragraph-properties>
      <style:text-properties fo:color="#454fa1" fo:font-size="18pt" fo:font-weight="bold" officeooo:paragraph-rsid="002d0f36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4.71cm"/>
        </style:tab-stops>
      </style:paragraph-properties>
      <style:text-properties fo:font-weight="normal" officeooo:paragraph-rsid="002ed2fe" style:font-weight-asian="normal" style:font-weight-complex="normal"/>
    </style:style>
    <style:style style:name="P4" style:family="paragraph" style:parent-style-name="Standard">
      <style:paragraph-properties fo:margin-top="0cm" fo:margin-bottom="0cm" loext:contextual-spacing="false">
        <style:tab-stops/>
      </style:paragraph-properties>
      <style:text-properties fo:font-size="11pt" officeooo:paragraph-rsid="002ed2fe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07851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fo:font-size="11pt" fo:font-weight="normal" officeooo:paragraph-rsid="002d0f3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cm" loext:contextual-spacing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>
        <style:tab-stops/>
      </style:paragraph-properties>
      <style:text-properties fo:font-size="11pt" fo:font-weight="normal" officeooo:paragraph-rsid="002d0f3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loext:contextual-spacing="false">
        <style:tab-stops/>
      </style:paragraph-properties>
      <style:text-properties fo:font-size="11pt" fo:font-weight="normal" officeooo:paragraph-rsid="002d747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4.81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cm" fo:margin-bottom="0cm" loext:contextual-spacing="false">
        <style:tab-stops>
          <style:tab-stop style:position="2.302cm"/>
        </style:tab-stops>
      </style:paragraph-properties>
      <style:text-properties fo:font-size="11pt" fo:font-weight="normal" officeooo:paragraph-rsid="003463d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cm" fo:margin-bottom="0cm" loext:contextual-spacing="false">
        <style:tab-stops>
          <style:tab-stop style:position="4.71cm"/>
        </style:tab-stops>
      </style:paragraph-properties>
      <style:text-properties fo:font-size="11pt" fo:font-weight="normal" officeooo:paragraph-rsid="002e851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loext:contextual-spacing="false">
        <style:tab-stops>
          <style:tab-stop style:position="4.71cm"/>
        </style:tab-stops>
      </style:paragraph-properties>
      <style:text-properties fo:font-size="11pt" fo:font-weight="normal" officeooo:paragraph-rsid="0030785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fo:font-weight="normal" officeooo:paragraph-rsid="0030785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815cm"/>
        </style:tab-stops>
      </style:paragraph-properties>
      <style:text-properties fo:font-size="11pt" fo:font-weight="normal" officeooo:paragraph-rsid="0030785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63cm"/>
        </style:tab-stops>
      </style:paragraph-properties>
      <style:text-properties fo:font-size="11pt" fo:font-weight="normal" officeooo:paragraph-rsid="00307851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fo:font-weight="bold" officeooo:paragraph-rsid="0030785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fo:font-weight="bold" officeooo:paragraph-rsid="0031c0d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63cm"/>
        </style:tab-stops>
      </style:paragraph-properties>
      <style:text-properties fo:font-size="11pt" fo:font-weight="bold" officeooo:paragraph-rsid="00307851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63cm"/>
        </style:tab-stops>
      </style:paragraph-properties>
      <style:text-properties fo:font-size="11pt" fo:font-weight="bold" officeooo:paragraph-rsid="0031c0d9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4.63cm"/>
        </style:tab-stops>
      </style:paragraph-properties>
      <style:text-properties fo:font-size="11pt" fo:font-weight="bold" officeooo:paragraph-rsid="002d0f36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4.71cm"/>
        </style:tab-stops>
      </style:paragraph-properties>
      <style:text-properties fo:font-size="11pt" fo:font-weight="bold" officeooo:rsid="00110ad5" officeooo:paragraph-rsid="00307851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5565af" fo:font-size="11pt" officeooo:paragraph-rsid="002d7475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/>
      <style:text-properties fo:color="#5565af" fo:font-size="11pt" officeooo:paragraph-rsid="002a4a84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/>
      <style:text-properties fo:color="#5565af" fo:font-size="12pt" officeooo:paragraph-rsid="00357a47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/>
      <style:text-properties fo:color="#5565af" fo:font-size="16pt" fo:font-weight="bold" officeooo:paragraph-rsid="00357a47" style:font-size-asian="16pt" style:font-weight-asian="bold" style:font-size-complex="16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tab-stops/>
      </style:paragraph-properties>
      <style:text-properties fo:font-size="11pt" officeooo:paragraph-rsid="002d0f36" style:font-size-asian="11pt" style:font-size-complex="11pt"/>
    </style:style>
    <style:style style:name="P29" style:family="paragraph" style:parent-style-name="Text_20_body" style:list-style-name="L8">
      <loext:graphic-properties draw:fill="none"/>
      <style:paragraph-properties fo:margin-left="0.7cm" fo:margin-right="0cm" fo:margin-top="0cm" fo:margin-bottom="0.011cm" loext:contextual-spacing="false" fo:text-indent="0cm" style:auto-text-indent="false" fo:background-color="transparent"/>
      <style:text-properties fo:font-size="11pt" officeooo:rsid="001a764e" officeooo:paragraph-rsid="001ebb25" style:font-size-asian="11pt" style:font-size-complex="11pt"/>
    </style:style>
    <style:style style:name="P30" style:family="paragraph" style:parent-style-name="Text_20_body" style:list-style-name="L8" style:master-page-name="">
      <loext:graphic-properties draw:fill="none"/>
      <style:paragraph-properties fo:margin-left="0.7cm" fo:margin-right="0cm" fo:margin-top="0cm" fo:margin-bottom="0.011cm" loext:contextual-spacing="false" fo:text-indent="0cm" style:auto-text-indent="false" style:page-number="auto" fo:background-color="transparent"/>
      <style:text-properties fo:font-size="11pt" officeooo:paragraph-rsid="001ebb25" style:font-size-asian="11pt" style:font-size-complex="11pt"/>
    </style:style>
    <style:style style:name="P31" style:family="paragraph" style:parent-style-name="Heading_20_2">
      <style:paragraph-properties fo:text-align="center" style:justify-single-word="false"/>
      <style:text-properties fo:color="#5565af" fo:font-size="16pt" officeooo:paragraph-rsid="001e35bd" style:font-size-asian="16pt" style:font-size-complex="16pt"/>
    </style:style>
    <style:style style:name="T1" style:family="text">
      <style:text-properties fo:font-size="18pt" officeooo:rsid="00357a47" style:font-size-asian="18pt" style:font-size-complex="18pt"/>
    </style:style>
    <style:style style:name="T2" style:family="text">
      <style:text-properties fo:font-size="18pt" fo:font-weight="bold" officeooo:rsid="00357a47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0ad5" style:font-weight-asian="bold" style:font-weight-complex="bold"/>
    </style:style>
    <style:style style:name="T5" style:family="text">
      <style:text-properties fo:font-weight="bold" officeooo:rsid="00357a4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401d" style:font-weight-asian="normal" style:font-weight-complex="normal"/>
    </style:style>
    <style:style style:name="T8" style:family="text">
      <style:text-properties fo:font-weight="normal" officeooo:rsid="0027e853" style:font-weight-asian="normal" style:font-weight-complex="normal"/>
    </style:style>
    <style:style style:name="T9" style:family="text">
      <style:text-properties fo:font-weight="normal" officeooo:rsid="0032312f" style:font-weight-asian="normal" style:font-weight-complex="normal"/>
    </style:style>
    <style:style style:name="T10" style:family="text">
      <style:text-properties fo:font-weight="normal" officeooo:rsid="00110ad5" style:font-weight-asian="normal" style:font-weight-complex="normal"/>
    </style:style>
    <style:style style:name="T11" style:family="text">
      <style:text-properties fo:font-weight="normal" officeooo:rsid="0031c0d9" style:font-weight-asian="normal" style:font-weight-complex="normal"/>
    </style:style>
    <style:style style:name="T12" style:family="text">
      <style:text-properties officeooo:rsid="0012401d"/>
    </style:style>
    <style:style style:name="T13" style:family="text">
      <style:text-properties fo:font-size="14pt" officeooo:rsid="00357a47" style:font-size-asian="14pt" style:font-size-complex="14pt"/>
    </style:style>
    <style:style style:name="T14" style:family="text">
      <style:text-properties officeooo:rsid="00241ffc"/>
    </style:style>
    <style:style style:name="T15" style:family="text">
      <style:text-properties officeooo:rsid="0027e853"/>
    </style:style>
    <style:style style:name="T16" style:family="text">
      <style:text-properties officeooo:rsid="00298178"/>
    </style:style>
    <style:style style:name="T17" style:family="text">
      <style:text-properties fo:color="#006699"/>
    </style:style>
    <style:style style:name="T18" style:family="text">
      <style:text-properties fo:color="#006699" officeooo:rsid="00269001"/>
    </style:style>
    <style:style style:name="T19" style:family="text">
      <style:text-properties fo:color="#006699" fo:font-size="10pt" officeooo:rsid="00357a47" style:font-size-asian="10pt" style:font-size-complex="10pt"/>
    </style:style>
    <style:style style:name="T20" style:family="text">
      <style:text-properties fo:color="#006699" officeooo:rsid="00357a47"/>
    </style:style>
    <style:style style:name="T21" style:family="text">
      <style:text-properties fo:color="#006699" fo:font-size="11pt" officeooo:rsid="00357a47" style:font-size-asian="11pt" style:font-size-complex="11pt"/>
    </style:style>
    <style:style style:name="T22" style:family="text">
      <style:text-properties fo:color="#006699" fo:font-size="24pt" fo:font-weight="bold" officeooo:rsid="00357a47" style:font-size-asian="24pt" style:font-weight-asian="bold" style:font-size-complex="24pt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357a47" style:font-size-asian="10pt" style:font-size-complex="10pt"/>
    </style:style>
    <style:style style:name="T25" style:family="text">
      <style:text-properties fo:color="#1b75bc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b75bc" fo:font-size="18pt" fo:font-weight="bold" officeooo:rsid="00110ad5" style:font-size-asian="18pt" style:font-weight-asian="bold" style:font-size-complex="18pt" style:font-weight-complex="bold"/>
    </style:style>
    <style:style style:name="T27" style:family="text">
      <style:text-properties fo:color="#1b75bc" fo:font-weight="bold" officeooo:rsid="00110ad5" style:font-weight-asian="bold" style:font-weight-complex="bold"/>
    </style:style>
    <style:style style:name="T28" style:family="text">
      <style:text-properties officeooo:rsid="00110ad5"/>
    </style:style>
    <style:style style:name="T29" style:family="text">
      <style:text-properties fo:font-size="11pt" officeooo:rsid="0027e853" style:font-size-asian="11pt" style:font-size-complex="11pt"/>
    </style:style>
    <style:style style:name="T30" style:family="text">
      <style:text-properties officeooo:rsid="00357a47"/>
    </style:style>
    <style:style style:name="T31" style:family="text">
      <style:text-properties fo:font-size="28pt" officeooo:rsid="00357a47" style:font-size-asian="28pt" style:font-size-complex="28pt"/>
    </style:style>
    <style:style style:name="T32" style:family="text">
      <style:text-properties fo:font-size="28pt" officeooo:rsid="003679f4" style:font-size-asian="28pt" style:font-size-complex="28pt"/>
    </style:style>
    <style:style style:name="T33" style:family="text">
      <style:text-properties fo:font-size="28pt" fo:font-weight="bold" officeooo:rsid="00357a47" style:font-size-asian="28pt" style:font-weight-asian="bold" style:font-size-complex="28pt" style:font-weight-complex="bold"/>
    </style:style>
    <style:style style:name="T34" style:family="text">
      <style:text-properties fo:font-size="24pt" fo:font-weight="bold" officeooo:rsid="00357a47" style:font-size-asian="24pt" style:font-weight-asian="bold" style:font-size-complex="24pt" style:font-weight-complex="bold"/>
    </style:style>
    <style:style style:name="T35" style:family="text">
      <style:text-properties fo:color="#5565af" officeooo:rsid="00357a47"/>
    </style:style>
    <style:style style:name="T36" style:family="text">
      <style:text-properties fo:color="#5565af" fo:font-weight="bold" officeooo:rsid="00110ad5" style:font-weight-asian="bold" style:font-weight-complex="bold"/>
    </style:style>
    <style:style style:name="T37" style:family="text">
      <style:text-properties fo:color="#5565af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5565af" fo:font-size="18pt" fo:font-weight="bold" officeooo:rsid="00110ad5" style:font-size-asian="18pt" style:font-weight-asian="bold" style:font-size-complex="18pt" style:font-weight-complex="bold"/>
    </style:style>
    <style:style style:name="T39" style:family="text">
      <style:text-properties fo:color="#5e8ac7" fo:font-size="24pt" fo:font-weight="bold" officeooo:rsid="00357a47" style:font-size-asian="24pt" style:font-weight-asian="bold" style:font-size-complex="2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4.55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5.805cm" text:min-label-width="0.499cm"/>
      </text:list-level-style-bullet>
      <text:list-level-style-bullet text:level="3" text:style-name="Bullet_20_Symbols" style:num-suffix="." text:bullet-char="•">
        <style:list-level-properties text:space-before="7.052cm" text:min-label-width="0.499cm"/>
      </text:list-level-style-bullet>
      <text:list-level-style-bullet text:level="4" text:style-name="Bullet_20_Symbols" style:num-suffix="." text:bullet-char="•">
        <style:list-level-properties text:space-before="8.299cm" text:min-label-width="0.499cm"/>
      </text:list-level-style-bullet>
      <text:list-level-style-bullet text:level="5" text:style-name="Bullet_20_Symbols" style:num-suffix="." text:bullet-char="•">
        <style:list-level-properties text:space-before="9.546cm" text:min-label-width="0.499cm"/>
      </text:list-level-style-bullet>
      <text:list-level-style-bullet text:level="6" text:style-name="Bullet_20_Symbols" style:num-suffix="." text:bullet-char="•">
        <style:list-level-properties text:space-before="10.793cm" text:min-label-width="0.499cm"/>
      </text:list-level-style-bullet>
      <text:list-level-style-bullet text:level="7" text:style-name="Bullet_20_Symbols" style:num-suffix="." text:bullet-char="•">
        <style:list-level-properties text:space-before="12.04cm" text:min-label-width="0.499cm"/>
      </text:list-level-style-bullet>
      <text:list-level-style-bullet text:level="8" text:style-name="Bullet_20_Symbols" style:num-suffix="." text:bullet-char="•">
        <style:list-level-properties text:space-before="13.288cm" text:min-label-width="0.499cm"/>
      </text:list-level-style-bullet>
      <text:list-level-style-bullet text:level="9" text:style-name="Bullet_20_Symbols" style:num-suffix="." text:bullet-char="•">
        <style:list-level-properties text:space-before="14.535cm" text:min-label-width="0.499cm"/>
      </text:list-level-style-bullet>
      <text:list-level-style-bullet text:level="10" text:style-name="Bullet_20_Symbols" style:num-suffix="." text:bullet-char="•">
        <style:list-level-properties text:space-before="15.78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7">Elyess Oguey / 42 ans <text:s/></text:span></text:p>
      <text:p text:style-name="P25">16 Rue de Richemont</text:p>
      <text:p text:style-name="P25">1202 Genève <text:s text:c="40"/></text:p>
      <text:p text:style-name="P24"><text:span text:style-name="T16">Tél </text:span>076 671 00 25 <text:s text:c="7"/></text:p>
      <text:p text:style-name="P24">Nationalité : Suisse</text:p>
      <text:p text:style-name="P26"><text:span text:style-name="T29">Célibataire. Sans enfant </text:span><text:span text:style-name="T23"><text:s text:c="5"/></text:span></text:p>
      <text:p text:style-name="P26"><text:span text:style-name="T24"><text:tab/><text:tab/><text:tab/></text:span><text:span text:style-name="T31"><text:tab/></text:span><text:span text:style-name="T32">D</text:span><text:span text:style-name="T34">éveloppeur Web</text:span></text:p>
      <text:p text:style-name="P27"><text:span text:style-name="T30">Expérience professtionnel</text:span></text:p>
      <text:p text:style-name="P4"><text:span text:style-name="T3">2017-2019</text:span> <text:s text:c="4"/><text:span text:style-name="T3">Gérant </text:span><text:span text:style-name="T6">(Chez Milo Bar.) </text:span><text:span text:style-name="T3">Administration, création d'établissement public, </text:span>inventaire, <text:s text:c="7"/><text:tab/><text:tab/> <text:s text:c="13"/><text:tab/> <text:s text:c="9"/>préparation du stock.</text:p>
      <text:p text:style-name="P6"/>
      <text:p text:style-name="P28"><text:span text:style-name="T3">2009-2013</text:span><text:span text:style-name="T6"> <text:s text:c="4"/></text:span><text:span text:style-name="T3">Responsable</text:span><text:span text:style-name="T6"> (Site internet) <text:s/>Pinkzone. Site de vente en ligne. Développement du site avec le web <text:s text:c="8"/><text:tab/> <text:s text:c="12"/><text:tab/> <text:s text:c="8"/>master. Maintenance du site, </text:span><text:span text:style-name="T3">démarchages et ventes d'espaces publicitaires par téléphone.</text:span></text:p>
      <text:p text:style-name="P6"/>
      <text:p text:style-name="P7"><text:span text:style-name="T3">2007-2008 </text:span><text:s text:c="4"/><text:span text:style-name="T3">Employé de commerce / Aide-comptable </text:span>MSC / mission Manpower. <text:span text:style-name="T3">Saisir et contrôler les <text:tab/><text:tab/> <text:s text:c="10"/><text:tab/> <text:s text:c="8"/>factures. Vérifier les comptes. Classer et archiver.</text:span></text:p>
      <text:p text:style-name="P6"/>
      <text:p text:style-name="P8"><text:span text:style-name="T3">2007 <text:s text:c="2"/></text:span><text:s text:c="12"/><text:span text:style-name="T3">Commis administratif. </text:span>Service des Pré-inscription « OCE » (Glacis de Rive.) <text:span text:style-name="T3">Inscrire une <text:s/><text:tab/> <text:s text:c="4"/><text:tab/> <text:s text:c="10"/><text:tab/> <text:s text:c="9"/>moyenne de 80 demandeurs d'emplois par jour. </text:span><text:tab/></text:p>
      <text:p text:style-name="P11"/>
      <text:p text:style-name="P9"><text:span text:style-name="T3">2006 <text:s/></text:span><text:s text:c="12"/><text:span text:style-name="T3">Opérateur de saisie sur éditeur Web / Commercial. </text:span>Motorpark. Saisir les informations <text:s text:c="6"/><text:tab/> <text:s/><text:tab/> <text:s text:c="9"/><text:tab/> <text:s text:c="8"/>techniques d'annonces de véhicules sur éditeur web. <text:span text:style-name="T3">Ventes d'espaces publicitaires par <text:tab/><text:tab/><text:tab/> <text:s text:c="9"/><text:tab/> <text:s text:c="8"/>téléphone.</text:span></text:p>
      <text:p text:style-name="P11"/>
      <text:p text:style-name="P8"><text:span text:style-name="T3">2004-2005 <text:s/></text:span><text:s text:c="2"/><text:span text:style-name="T3">Archiviste / Opérateur de saisie + Travail polyvalent. </text:span>Clening services SA, Fnac, Secur'archiv <text:s text:c="4"/><text:tab/> <text:s text:c="9"/><text:tab/> <text:s text:c="7"/>/ Missions Multipersonnel. <text:span text:style-name="T3">Classer les informations de différentes archives bancaires à l'aide <text:tab/> <text:s text:c="8"/><text:tab/><text:tab/> <text:s text:c="7"/>d'outils informatiques (Excel) + Manutention.</text:span></text:p>
      <text:p text:style-name="P8"><text:span text:style-name="T3"/></text:p>
      <text:p text:style-name="P12"><text:s/><text:span text:style-name="T3">2003 <text:s/></text:span><text:s text:c="8"/><text:span text:style-name="T3"><text:s text:c="2"/>Employé de commerce </text:span>Total Fina Elf (Mission Manpower.) Saisir les factures après les avoir <text:s text:c="5"/></text:p>
      <text:p text:style-name="P12"><text:s text:c="21"/>contrôlées à l'aide d'un logiciel de gestion. <text:span text:style-name="T3">Classements et archivages de différents <text:tab/> </text:span></text:p>
      <text:p text:style-name="P12"><text:span text:style-name="T3"><text:s text:c="21"/>documents.</text:span></text:p>
      <text:p text:style-name="P10"><text:span text:style-name="T3"/></text:p>
      <text:p text:style-name="P13"><text:span text:style-name="T3">2000-2002 <text:s/></text:span><text:s text:c="2"/>Aide au développement d'un commerce familial. </text:p>
      <text:p text:style-name="P3"><text:span text:style-name="T26"><text:s text:c="26"/></text:span></text:p>
      <text:p text:style-name="P14"><text:span text:style-name="T27"><text:s text:c="8"/></text:span><text:span text:style-name="T36"><text:s/></text:span><text:span text:style-name="T38"><text:s text:c="5"/>Mes f</text:span><text:span text:style-name="T37">ormation</text:span><text:span text:style-name="T38">s <text:s text:c="32"/>Mes compétences</text:span></text:p>
      <text:p text:style-name="P13"><text:span text:style-name="T27"/></text:p>
      <text:p text:style-name="P5"><text:span text:style-name="T4">2021 … <text:s text:c="7"/>Cours de développement informatiques </text:span><text:span text:style-name="T10"><text:s text:c="24"/>-D</text:span><text:span text:style-name="T7">éveloppeur </text:span><text:span text:style-name="T11">de site </text:span><text:span text:style-name="T7">Web</text:span></text:p>
      <text:p text:style-name="P18"><text:span text:style-name="T28"><text:s text:c="21"/>( HTML, CSS, PHP )<text:tab/><text:tab/><text:tab/> <text:s text:c="22"/>-</text:span><text:span text:style-name="T10">Microsofof office</text:span></text:p>
      <text:p text:style-name="P23"><text:s text:c="85"/>-<text:span text:style-name="T7">Crésus ( logiciel de comptabilité.)</text:span></text:p>
      <text:p text:style-name="P15"><text:span text:style-name="T3">2020  </text:span><text:s text:c="11"/><text:span text:style-name="T4">C</text:span><text:span text:style-name="T3">ours d'anglais : ASC-language </text:span>(Attestation.) <text:s text:c="14"/>-<text:span text:style-name="T12">Employé de commerce </text:span></text:p>
      <text:p text:style-name="P16"><text:s text:c="28"/><text:tab/><text:tab/><text:tab/><text:tab/><text:tab/><text:tab/> <text:s text:c="9"/>-<text:span text:style-name="T12">Connaissances des différentes tâches</text:span></text:p>
      <text:p text:style-name="P17"><text:span text:style-name="T3">2016-2017  <text:s text:c="2"/>Cours de cafetier (Patente délivrée.) Genève <text:s text:c="17"/></text:span><text:span text:style-name="T12">administratives.</text:span></text:p>
      <text:p text:style-name="P20"><text:tab/><text:tab/><text:tab/><text:tab/><text:tab/> <text:s text:c="22"/>-<text:span text:style-name="T7">Connaissances pour la création</text:span></text:p>
      <text:p text:style-name="P17"><text:span text:style-name="T3">2014-2015 <text:s text:c="3"/>Cours d'anglais : Ifage </text:span>(Attestation.)<text:tab/> <text:s text:c="23"/><text:span text:style-name="T12">d’établissements publics.</text:span></text:p>
      <text:p text:style-name="P21"><text:tab/><text:tab/><text:tab/><text:tab/><text:tab/> <text:s text:c="22"/>-<text:span text:style-name="T15">Langues </text:span><text:span text:style-name="T8">: français, anglais niveau <text:s/></text:span><text:span text:style-name="T9">A2</text:span></text:p>
      <text:p text:style-name="P19"><text:span text:style-name="T15">1997-2000  <text:s text:c="2"/>Ecole de commerce Persiaux (diplômé.) Genève</text:span><text:span text:style-name="T8"><text:tab/> <text:s text:c="10"/>allemand niveau scolaire<text:tab/><text:tab/><text:tab/><text:tab/><text:tab/><text:tab/></text:span></text:p>
      <text:p text:style-name="P22">1996-1997  <text:s text:c="2"/>Ecole de culture général Jean-Piaget. Genève</text:p>
      <text:p text:style-name="P22"/>
      <text:p text:style-name="P22">1993-1996  <text:s text:c="2"/>Cylcle d'orientation du Fôron. Genève</text:p>
      <text:p text:style-name="P22"/>
      <text:p text:style-name="P2">HOBBY </text:p>
      <text:p text:style-name="P1"/>
      <text:p text:style-name="P1"><text:s text:c="13"/>Sport : H<text:span text:style-name="T12">ii</text:span>t / fitness </text:p>
      <text:p text:style-name="P1"><text:s text:c="13"/>Musique sur logiciel informatique : Abelton live 10 / Fruity loops </text:p>
      <text:h text:style-name="P31" text:outline-level="2">Centre d'intéret<text:span text:style-name="T14">s</text:span></text:h>
      <text:list xml:id="list2907897448" text:style-name="L8">
        <text:list-item>
          <text:p text:style-name="P30">Sport : hiit + fitness </text:p>
        </text:list-item>
        <text:list-item>
          <text:p text:style-name="P29">Musique / Home stud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84cm" style:type="center"/>
          <style:tab-stop style:position="18.97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84cm" style:type="center"/>
          <style:tab-stop style:position="18.97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84cm" style:type="center"/>
          <style:tab-stop style:position="18.971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97cm" fo:margin-right="0.97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07:28:25.74</meta:creation-date>
    <dc:date>2021-08-03T17:13:01.030938622</dc:date>
    <meta:editing-duration>PT5H19M33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317" meta:character-count="3107" meta:non-whitespace-character-count="1975"/>
  </office:meta>
</office:document-meta>
</file>